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23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2875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44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550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5:55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31T15:55:08.68</dc:date>
    <dc:creator>W. Pahl</dc:creator>
    <meta:editing-duration>PT36M10S</meta:editing-duration>
    <meta:editing-cycles>13</meta:editing-cycles>
    <meta:generator>OpenOffice/4.1.15$Win32 OpenOffice.org_project/4115m2$Build-9813</meta:generator>
    <meta:document-statistic meta:table-count="2" meta:cell-count="668" meta:object-count="0"/>
  </office:meta>
</office:document-meta>
</file>